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co1" style:family="table-column">
      <style:table-column-properties style:column-width="2.632cm" style:use-optimal-column-width="false"/>
    </style:style>
    <style:style style:name="co2" style:family="table-column">
      <style:table-column-properties style:column-width="2.762cm" style:use-optimal-column-width="false"/>
    </style:style>
    <style:style style:name="co3" style:family="table-column">
      <style:table-column-properties style:column-width="2.503cm" style:use-optimal-column-width="false"/>
    </style:style>
    <style:style style:name="co4" style:family="table-column">
      <style:table-column-properties style:column-width="2.639cm" style:use-optimal-column-width="false"/>
    </style:style>
    <style:style style:name="ro1" style:family="table-row">
      <style:table-row-properties style:row-height="1.234cm"/>
    </style:style>
    <style:style style:name="ro2" style:family="table-row">
      <style:table-row-properties style:row-height="3.649cm"/>
    </style:style>
    <style:style style:name="ro3" style:family="table-row">
      <style:table-row-properties style:row-height="3.659cm"/>
    </style:style>
    <style:style style:name="ce1" style:family="table-cell">
      <style:graphic-properties draw:fill-color="#ffffff" style:repeat="repeat"/>
      <style:paragraph-properties fo:border-left="0.57pt ridge #000000" fo:border-right="0.57pt ridge #000000" fo:border-top="0.57pt ridge #000000" fo:border-bottom="none"/>
      <style:text-properties fo:font-size="15pt" fo:font-weight="bold" style:font-size-asian="15pt" style:font-weight-asian="bold" style:font-size-complex="15pt" style:font-weight-complex="bold"/>
    </style:style>
    <style:style style:name="ce2" style:family="table-cell">
      <style:graphic-properties draw:fill-color="#ffffff" style:repeat="repeat"/>
      <style:paragraph-properties fo:border-left="0.57pt ridge #000000" fo:border-right="0.57pt ridge #000000" fo:border-top="0.57pt ridge #000000" fo:border-bottom="non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draw:fill-color="#ffffff" style:repeat="repeat"/>
      <style:paragraph-properties fo:border-left="0.57pt ridge #000000" fo:border-right="0.57pt ridge #000000" fo:border-top="0.57pt ridge #000000" fo:border-bottom="none"/>
    </style:style>
    <style:style style:name="ce4" style:family="table-cell">
      <style:graphic-properties draw:fill-color="#ffffff" style:repeat="repeat"/>
      <style:paragraph-properties fo:border-left="0.57pt ridge #000000" fo:border-right="0.57pt ridge #000000" fo:border-top="none" fo:border-bottom="none"/>
    </style:style>
    <style:style style:name="ce5" style:family="table-cell">
      <style:graphic-properties draw:fill-color="#ffffff" style:repeat="repeat"/>
      <style:paragraph-properties fo:border-left="0.57pt ridge #000000" fo:border-right="0.57pt ridge #000000" fo:border-top="none" fo:border-bottom="0.57pt ridge #000000"/>
    </style:style>
    <style:style style:name="P1" style:family="paragraph">
      <style:text-properties fo:font-size="15pt" fo:font-weight="bold" style:font-size-asian="15pt" style:font-weight-asian="bold" style:font-size-complex="15pt" style:font-weight-complex="bold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measure" draw:layer="layout" svg:width="18.431cm" svg:height="12.19cm" svg:x="1.364cm" svg:y="6.3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1">PB</text:p>
              </table:table-cell>
              <table:table-cell>
                <text:p text:style-name="P1">SB</text:p>
              </table:table-cell>
              <table:table-cell>
                <text:p text:style-name="P1">TODO</text:p>
              </table:table-cell>
              <table:table-cell>
                <text:p text:style-name="P1">DOING</text:p>
              </table:table-cell>
              <table:table-cell>
                <text:p text:style-name="P1">DONE</text:p>
              </table:table-cell>
              <table:table-cell table:style-name="ce2">
                <text:p text:style-name="P2">BLOCKED</text:p>
              </table:table-cell>
              <table:table-cell>
                <text:p text:style-name="P1">OK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draw:layer="layout" svg:width="1.524cm" svg:height="1.651cm" svg:x="1.889cm" svg:y="7.731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3" draw:layer="layout" svg:width="1.524cm" svg:height="1.651cm" svg:x="1.889cm" svg:y="10.144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3" draw:layer="layout" svg:width="1.524cm" svg:height="1.651cm" svg:x="1.889cm" svg:y="12.43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3" draw:layer="layout" svg:width="1.524cm" svg:height="1.651cm" svg:x="1.889cm" svg:y="14.589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3" draw:layer="layout" svg:width="1.524cm" svg:height="1.651cm" svg:x="4.556cm" svg:y="7.731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3" draw:layer="layout" svg:width="1.524cm" svg:height="1.651cm" svg:x="4.556cm" svg:y="10.017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3" draw:layer="layout" svg:width="1.524cm" svg:height="1.651cm" svg:x="4.556cm" svg:y="12.43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3" draw:layer="layout" svg:width="1.524cm" svg:height="1.651cm" svg:x="1.863cm" svg:y="10.118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3" draw:layer="layout" svg:width="1.524cm" svg:height="1.651cm" svg:x="6.969cm" svg:y="7.731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3" draw:layer="layout" svg:width="1.524cm" svg:height="1.651cm" svg:x="9.763cm" svg:y="9.763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3" draw:layer="layout" svg:width="1.524cm" svg:height="1.651cm" svg:x="12.303cm" svg:y="11.414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io Palminio</meta:initial-creator>
    <meta:creation-date>2015-07-21T15:49:18</meta:creation-date>
    <dc:date>2015-07-21T16:21:02</dc:date>
    <dc:creator>Dario Palminio</dc:creator>
    <meta:editing-duration>PT16M34S</meta:editing-duration>
    <meta:editing-cycles>1</meta:editing-cycles>
    <meta:document-statistic meta:object-count="12"/>
    <meta:generator>LibreOffice/3.5$Linux_X86_64 LibreOffice_project/350m1$Build-2</meta:generator>
  </office:meta>
</office:document-meta>
</file>